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Courie New" svg:font-family="'Courie New'"/>
    <style:font-face style:name="Lohit Devanagari" svg:font-family="'Lohit Devanagari'"/>
    <style:font-face style:name="Times New Roman2" svg:font-family="'Times New Roman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 New Roman3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text-align="justify" style:justify-single-word="false" fo:break-before="page"/>
    </style:style>
    <style:style style:name="P3" style:family="paragraph" style:parent-style-name="Heading_20_1">
      <style:paragraph-properties fo:text-align="justify" style:justify-single-word="false" fo:break-before="page"/>
      <style:text-properties officeooo:paragraph-rsid="001883ea"/>
    </style:style>
    <style:style style:name="P4" style:family="paragraph" style:parent-style-name="Heading_20_1">
      <loext:graphic-properties draw:fill="solid" draw:fill-color="#ffffff"/>
      <style:paragraph-properties fo:margin-top="0.423cm" fo:margin-bottom="0.635cm" loext:contextual-spacing="false" fo:line-height="151%" fo:break-before="page" fo:background-color="#ffffff"/>
    </style:style>
    <style:style style:name="P5" style:family="paragraph" style:parent-style-name="LO-normal">
      <style:paragraph-properties fo:line-height="115%" fo:text-align="justify" style:justify-single-word="false" fo:orphans="0" fo:widows="0"/>
    </style:style>
    <style:style style:name="P6" style:family="paragraph" style:parent-style-name="LO-normal">
      <style:paragraph-properties fo:line-height="115%" fo:text-align="justify" style:justify-single-word="false" fo:orphans="0" fo:widows="0"/>
      <style:text-properties fo:font-size="14pt" style:font-size-asian="14pt" style:font-size-complex="14pt"/>
    </style:style>
    <style:style style:name="P7" style:family="paragraph" style:parent-style-name="LO-normal">
      <style:paragraph-properties fo:text-align="justify" style:justify-single-word="false"/>
      <style:text-properties fo:font-size="14pt" officeooo:paragraph-rsid="001883ea" style:font-size-asian="14pt" style:font-size-complex="14pt"/>
    </style:style>
    <style:style style:name="P8" style:family="paragraph" style:parent-style-name="LO-normal">
      <style:text-properties style:font-name="Courier New"/>
    </style:style>
    <style:style style:name="P9" style:family="paragraph" style:parent-style-name="LO-normal">
      <style:text-properties style:font-name="Courier New" fo:language="en" fo:country="US"/>
    </style:style>
    <style:style style:name="P10" style:family="paragraph" style:parent-style-name="LO-normal">
      <style:text-properties style:font-name="Courier New" fo:language="en" fo:country="US" officeooo:rsid="0015233f"/>
    </style:style>
    <style:style style:name="P11" style:family="paragraph" style:parent-style-name="LO-normal">
      <style:text-properties style:font-name="Courier New" fo:language="en" fo:country="US" officeooo:rsid="001557e7" officeooo:paragraph-rsid="001557e7"/>
    </style:style>
    <style:style style:name="P12" style:family="paragraph" style:parent-style-name="LO-normal">
      <style:text-properties style:font-name="Courier New" fo:language="en" fo:country="US" officeooo:rsid="001557e7" officeooo:paragraph-rsid="001bcfab"/>
    </style:style>
    <style:style style:name="P13" style:family="paragraph" style:parent-style-name="LO-normal">
      <style:text-properties style:font-name="Courier New" fo:language="en" fo:country="US" officeooo:rsid="001bcfab" officeooo:paragraph-rsid="001bcfab"/>
    </style:style>
    <style:style style:name="P14" style:family="paragraph" style:parent-style-name="LO-normal">
      <style:text-properties style:font-name="Courier New" officeooo:rsid="001557e7"/>
    </style:style>
    <style:style style:name="P15" style:family="paragraph" style:parent-style-name="LO-normal">
      <style:text-properties style:font-name="Courier New" officeooo:rsid="001557e7" officeooo:paragraph-rsid="001bcfab"/>
    </style:style>
    <style:style style:name="P16" style:family="paragraph" style:parent-style-name="LO-normal">
      <style:text-properties style:font-name="Courier New" officeooo:rsid="0016701e" officeooo:paragraph-rsid="0016701e"/>
    </style:style>
    <style:style style:name="P17" style:family="paragraph" style:parent-style-name="LO-normal">
      <style:text-properties style:font-name="Courier New" officeooo:rsid="0016701e" officeooo:paragraph-rsid="001c31e8"/>
    </style:style>
    <style:style style:name="P18" style:family="paragraph" style:parent-style-name="LO-normal">
      <style:text-properties style:font-name="Courier New" officeooo:rsid="001bcfab" officeooo:paragraph-rsid="001bcfab"/>
    </style:style>
    <style:style style:name="P19" style:family="paragraph" style:parent-style-name="LO-normal">
      <style:text-properties style:font-name="Courier New" officeooo:rsid="001c31e8" officeooo:paragraph-rsid="001c31e8"/>
    </style:style>
    <style:style style:name="P20" style:family="paragraph" style:parent-style-name="LO-normal">
      <style:text-properties style:font-name="Courier New" fo:font-size="14pt" officeooo:rsid="001bcfab" officeooo:paragraph-rsid="001bcfab" style:font-size-asian="14pt" style:font-size-complex="14pt"/>
    </style:style>
    <style:style style:name="P21" style:family="paragraph" style:parent-style-name="LO-normal">
      <style:text-properties style:font-name="Courie New" fo:font-size="12pt" officeooo:rsid="0016701e" officeooo:paragraph-rsid="0016701e" style:font-size-asian="10.5pt" style:font-size-complex="12pt"/>
    </style:style>
    <style:style style:name="P22" style:family="paragraph" style:parent-style-name="LO-normal">
      <style:text-properties style:font-name="Courie New" fo:font-size="12pt" officeooo:rsid="00179889" officeooo:paragraph-rsid="00179889" style:font-size-asian="10.5pt" style:font-size-complex="12pt"/>
    </style:style>
    <style:style style:name="P23" style:family="paragraph" style:parent-style-name="LO-normal">
      <style:text-properties officeooo:paragraph-rsid="001bcfab"/>
    </style:style>
    <style:style style:name="P24" style:family="paragraph" style:parent-style-name="LO-normal">
      <style:text-properties officeooo:paragraph-rsid="0016701e"/>
    </style:style>
    <style:style style:name="P25" style:family="paragraph" style:parent-style-name="LO-normal">
      <style:text-properties officeooo:paragraph-rsid="001dbc07"/>
    </style:style>
    <style:style style:name="P26" style:family="paragraph" style:parent-style-name="LO-normal">
      <style:text-properties officeooo:paragraph-rsid="002054aa"/>
    </style:style>
    <style:style style:name="P27" style:family="paragraph" style:parent-style-name="LO-normal">
      <style:text-properties style:font-name="Courier New1"/>
    </style:style>
    <style:style style:name="P28" style:family="paragraph" style:parent-style-name="LO-normal">
      <style:text-properties style:font-name="Courier New1" officeooo:paragraph-rsid="001ce713" fo:background-color="transparent"/>
    </style:style>
    <style:style style:name="P29" style:family="paragraph" style:parent-style-name="LO-normal">
      <style:text-properties style:font-name="Courier New1" officeooo:paragraph-rsid="002054aa" fo:background-color="transparent"/>
    </style:style>
    <style:style style:name="P30" style:family="paragraph" style:parent-style-name="LO-normal">
      <style:text-properties style:font-name="Courier New1" officeooo:paragraph-rsid="001dbc07" fo:background-color="transparent"/>
    </style:style>
    <style:style style:name="P31" style:family="paragraph" style:parent-style-name="LO-normal">
      <style:paragraph-properties fo:margin-left="0cm" fo:margin-right="0cm" fo:margin-top="0cm" fo:margin-bottom="0.353cm" loext:contextual-spacing="false" fo:line-height="115%" fo:text-align="justify" style:justify-single-word="false" fo:orphans="0" fo:widows="0" fo:text-indent="1cm" style:auto-text-indent="false"/>
    </style:style>
    <style:style style:name="P32" style:family="paragraph" style:parent-style-name="LO-normal">
      <style:paragraph-properties fo:margin-left="0cm" fo:margin-right="0cm" fo:margin-top="0cm" fo:margin-bottom="0.353cm" loext:contextual-spacing="false" fo:line-height="115%" fo:text-align="justify" style:justify-single-word="false" fo:orphans="0" fo:widows="0" fo:text-indent="1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ize="14pt" officeooo:paragraph-rsid="001a90c5" style:font-name-asian="Calibri1" style:font-size-asian="14pt" style:language-asian="ru" style:country-asian="RU" style:font-name-complex="Times New Roman1" style:font-size-complex="14pt"/>
    </style:style>
    <style:style style:name="P34" style:family="paragraph" style:parent-style-name="LO-normal">
      <loext:graphic-properties draw:fill="solid" draw:fill-color="#ffffff"/>
      <style:paragraph-properties fo:margin-top="0.212cm" fo:margin-bottom="0.212cm" loext:contextual-spacing="false" fo:background-color="#ffffff"/>
    </style:style>
    <style:style style:name="P35" style:family="paragraph" style:parent-style-name="LO-normal">
      <style:paragraph-properties fo:margin-top="0.635cm" fo:margin-bottom="0.635cm" loext:contextual-spacing="false" fo:line-height="151%"/>
    </style:style>
    <style:style style:name="P36" style:family="paragraph" style:parent-style-name="LO-normal">
      <loext:graphic-properties draw:fill="solid" draw:fill-color="#ffffff"/>
      <style:paragraph-properties fo:margin-top="0.635cm" fo:margin-bottom="0.635cm" loext:contextual-spacing="false" fo:line-height="151%" fo:background-color="#ffffff"/>
    </style:style>
    <style:style style:name="P37" style:family="paragraph" style:parent-style-name="LO-normal">
      <style:paragraph-properties fo:margin-top="0.635cm" fo:margin-bottom="0.635cm" loext:contextual-spacing="false" fo:line-height="151%"/>
      <style:text-properties officeooo:paragraph-rsid="001557e7"/>
    </style:style>
    <style:style style:name="P38" style:family="paragraph" style:parent-style-name="LO-normal">
      <style:paragraph-properties fo:margin-top="0.635cm" fo:margin-bottom="0.635cm" loext:contextual-spacing="false" fo:line-height="151%"/>
      <style:text-properties fo:color="#080808" style:font-name="Consolas" fo:font-size="14pt" officeooo:rsid="001bcfab" officeooo:paragraph-rsid="001bcfab" fo:background-color="#f9f9f9" style:font-name-asian="Consolas1" style:font-size-asian="14pt" style:font-name-complex="Consolas1" style:font-size-complex="14pt"/>
    </style:style>
    <style:style style:name="P39" style:family="paragraph" style:parent-style-name="LO-normal">
      <loext:graphic-properties draw:fill="solid" draw:fill-color="#ffffff"/>
      <style:paragraph-properties fo:margin-top="0.635cm" fo:margin-bottom="0.635cm" loext:contextual-spacing="false" fo:line-height="151%" fo:background-color="#ffffff"/>
      <style:text-properties fo:color="#080808" fo:font-size="14pt" officeooo:rsid="001c31e8" officeooo:paragraph-rsid="001c31e8" fo:background-color="#f9f9f9" style:font-size-asian="14pt" style:font-size-complex="14pt"/>
    </style:style>
    <style:style style:name="P40" style:family="paragraph" style:parent-style-name="LO-normal" style:master-page-name="">
      <loext:graphic-properties draw:fill="solid" draw:fill-color="#ffffff"/>
      <style:paragraph-properties fo:margin-left="0cm" fo:margin-right="0cm" fo:margin-top="0.212cm" fo:margin-bottom="0.212cm" loext:contextual-spacing="false" fo:line-height="115%" fo:text-align="justify" style:justify-single-word="false" fo:orphans="0" fo:widows="0" fo:text-indent="1.3cm" style:auto-text-indent="false" style:page-number="auto" fo:background-color="#ffffff" style:writing-mode="lr-tb"/>
      <style:text-properties officeooo:paragraph-rsid="0015233f"/>
    </style:style>
    <style:style style:name="P41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1.3cm" style:auto-text-indent="false" style:page-number="auto" fo:background-color="transparent" style:writing-mode="lr-tb"/>
      <style:text-properties fo:font-size="14pt" style:font-size-asian="14pt" style:font-size-complex="14pt"/>
    </style:style>
    <style:style style:name="P4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1.3cm" style:auto-text-indent="false" style:page-number="auto" fo:background-color="transparent" style:writing-mode="lr-tb"/>
      <style:text-properties fo:font-size="14pt" officeooo:paragraph-rsid="001883ea" style:font-size-asian="14pt" style:font-size-complex="14pt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1.3cm" style:auto-text-indent="false" style:page-number="auto" fo:background-color="transparent" style:writing-mode="lr-tb"/>
      <style:text-properties fo:font-size="14pt" officeooo:paragraph-rsid="001883ea" style:font-size-asian="14pt" style:font-size-complex="14pt"/>
    </style:style>
    <style:style style:name="P44" style:family="paragraph" style:parent-style-name="Text_20_body">
      <loext:graphic-properties draw:fill="none"/>
      <style:paragraph-properties fo:margin-left="0cm" fo:margin-right="0cm" fo:margin-top="0cm" fo:margin-bottom="0.146cm" loext:contextual-spacing="false" fo:line-height="120%" fo:text-align="justify" style:justify-single-word="false" fo:orphans="2" fo:widows="2" fo:text-indent="1.3cm" style:auto-text-indent="false" fo:background-color="transparent" style:writing-mode="lr-tb"/>
      <style:text-properties fo:font-size="14pt" officeooo:paragraph-rsid="001883ea" style:font-size-asian="14pt" style:font-size-complex="14pt"/>
    </style:style>
    <style:style style:name="P4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text-align="justify" style:justify-single-word="false"/>
      <style:text-properties fo:font-size="14pt" style:font-size-asian="14pt" style:font-size-complex="14pt"/>
    </style:style>
    <style:style style:name="P48" style:family="paragraph" style:parent-style-name="Contents_20_1">
      <style:paragraph-properties fo:margin-top="0cm" fo:margin-bottom="0.353cm" loext:contextual-spacing="false" fo:line-height="115%"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LO-normal">
      <style:paragraph-properties fo:margin-left="4.995cm" fo:margin-right="0cm" fo:text-indent="1.249cm" style:auto-text-indent="false" fo:break-before="page"/>
      <style:text-properties fo:font-size="16pt" style:font-size-asian="16pt" style:font-size-complex="16pt"/>
    </style:style>
    <style:style style:name="P50" style:family="paragraph" style:parent-style-name="Обычный1">
      <style:paragraph-properties fo:margin-left="4.995cm" fo:margin-right="0cm" fo:text-align="end" style:justify-single-word="false" fo:text-indent="1.249cm" style:auto-text-indent="false"/>
      <style:text-properties fo:color="#00000a" style:font-name="Times New Roman" fo:font-size="14pt" officeooo:rsid="001a90c5" officeooo:paragraph-rsid="001a90c5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P51" style:family="paragraph" style:parent-style-name="Обычный1">
      <style:paragraph-properties fo:margin-left="4.995cm" fo:margin-right="0cm" fo:text-align="start" style:justify-single-word="false" fo:text-indent="1.249cm" style:auto-text-indent="false"/>
      <style:text-properties fo:color="#00000a" style:font-name="Times New Roman" fo:font-size="14pt" officeooo:rsid="001a90c5" officeooo:paragraph-rsid="001a90c5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P52" style:family="paragraph" style:parent-style-name="LO-normal">
      <loext:graphic-properties draw:fill="solid" draw:fill-color="#ffffff"/>
      <style:paragraph-properties fo:margin-top="0.434cm" fo:margin-bottom="0.434cm" loext:contextual-spacing="false" fo:line-height="151%" fo:background-color="#ffffff"/>
      <style:text-properties officeooo:paragraph-rsid="001c31e8"/>
    </style:style>
    <style:style style:name="P53" style:family="paragraph" style:parent-style-name="LO-normal">
      <loext:graphic-properties draw:fill="solid" draw:fill-color="#ffffff"/>
      <style:paragraph-properties fo:margin-top="0cm" fo:margin-bottom="0cm" loext:contextual-spacing="false" fo:line-height="151%" fo:background-color="#ffffff"/>
      <style:text-properties officeooo:paragraph-rsid="001c31e8"/>
    </style:style>
    <style:style style:name="P54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text-align="end" style:justify-single-word="false"/>
      <style:text-properties fo:font-variant="normal" fo:text-transform="none" fo:color="#00000a" style:text-line-through-style="none" style:text-line-through-type="none" style:font-name="Times New Roman" fo:font-size="14pt" fo:font-style="normal" style:text-underline-style="none" fo:font-weight="normal" officeooo:rsid="001a90c5" officeooo:paragraph-rsid="001a90c5" style:text-blinking="false" fo:background-color="transparent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Text_20_body">
      <style:paragraph-properties fo:margin-left="3.747cm" fo:margin-right="0cm" fo:margin-top="0cm" fo:margin-bottom="0cm" loext:contextual-spacing="false" fo:line-height="120%" fo:text-align="end" style:justify-single-word="false" fo:text-indent="1.247cm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20%" fo:text-align="end" style:justify-single-word="false" fo:text-indent="1.249cm" style:auto-text-indent="false" style:writing-mode="lr-tb"/>
    </style:style>
    <style:style style:name="P60" style:family="paragraph" style:parent-style-name="Обычный1">
      <style:paragraph-properties fo:text-align="center" style:justify-single-word="false"/>
      <style:text-properties style:font-name="Times New Roman" fo:font-size="14pt" officeooo:paragraph-rsid="001a90c5" style:font-size-asian="14pt" style:font-name-complex="Times New Roman1" style:font-size-complex="14pt"/>
    </style:style>
    <style:style style:name="P61" style:family="paragraph" style:parent-style-name="Обычный1">
      <style:text-properties style:font-name="Times New Roman" fo:font-size="14pt" officeooo:paragraph-rsid="001a90c5" style:font-size-asian="14pt" style:font-name-complex="Times New Roman1" style:font-size-complex="14pt"/>
    </style:style>
    <style:style style:name="P62" style:family="paragraph" style:parent-style-name="Обычный1">
      <style:paragraph-properties fo:text-align="end" style:justify-single-word="false"/>
      <style:text-properties fo:color="#00000a" style:font-name="Times New Roman" fo:font-size="14pt" officeooo:rsid="001a90c5" officeooo:paragraph-rsid="001a90c5" style:font-name-asian="SimSun" style:font-size-asian="14pt" style:language-asian="zh" style:country-asian="CN" style:font-name-complex="Times New Roman1" style:font-size-complex="14pt" style:language-complex="hi" style:country-complex="IN"/>
    </style:style>
    <style:style style:name="P6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paragraph-rsid="001a90c5" style:text-blinking="false" fo:background-color="transparent" style:font-size-asian="14pt" style:font-name-complex="Times New Roman1" style:font-size-complex="14pt"/>
    </style:style>
    <style:style style:name="P6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 style:page-number="1"/>
      <style:text-properties style:font-name="Times New Roman" fo:font-size="14pt" officeooo:paragraph-rsid="001a90c5" style:font-name-asian="Calibri1" style:font-size-asian="14pt" style:language-asian="ru" style:country-asian="RU" style:font-name-complex="Times New Roman1" style:font-size-complex="14pt"/>
    </style:style>
    <style:style style:name="P65" style:family="paragraph" style:parent-style-name="LO-normal" style:list-style-name="WWNum3">
      <style:text-properties fo:font-size="14pt" officeooo:rsid="001dbc07" officeooo:paragraph-rsid="001dbc07" style:font-size-asian="14pt" style:font-size-complex="14pt"/>
    </style:style>
    <style:style style:name="P66" style:family="paragraph" style:parent-style-name="LO-normal" style:list-style-name="WWNum3">
      <style:text-properties fo:color="#00000a" fo:font-size="14pt" officeooo:rsid="00208da8" officeooo:paragraph-rsid="00208da8" style:font-size-asian="14pt" style:font-size-complex="14pt"/>
    </style:style>
    <style:style style:name="P67" style:family="paragraph" style:parent-style-name="LO-normal" style:list-style-name="WWNum1" style:master-page-name="">
      <loext:graphic-properties draw:fill="none"/>
      <style:paragraph-properties fo:margin-left="0cm" fo:margin-right="0cm" fo:line-height="115%" fo:text-align="start" style:justify-single-word="false" fo:orphans="0" fo:widows="0" fo:text-indent="1.3cm" style:auto-text-indent="false" style:page-number="auto" fo:background-color="transparent" style:writing-mode="lr-tb"/>
    </style:style>
    <style:style style:name="P68" style:family="paragraph" style:parent-style-name="LO-normal" style:list-style-name="WWNum1">
      <loext:graphic-properties draw:fill="none"/>
      <style:paragraph-properties fo:margin-left="0cm" fo:margin-right="0cm" fo:line-height="115%" fo:text-align="start" style:justify-single-word="false" fo:orphans="0" fo:widows="0" fo:text-indent="1.3cm" style:auto-text-indent="false" fo:background-color="transparent" style:writing-mode="lr-tb"/>
    </style:style>
    <style:style style:name="P69" style:family="paragraph" style:parent-style-name="LO-normal" style:list-style-name="WWNum1">
      <loext:graphic-properties draw:fill="none"/>
      <style:paragraph-properties fo:margin-left="0cm" fo:margin-right="0cm" fo:line-height="115%" fo:text-align="start" style:justify-single-word="false" fo:orphans="0" fo:widows="0" fo:text-indent="1.3cm" style:auto-text-indent="false" fo:background-color="transparent" style:writing-mode="lr-tb"/>
      <style:text-properties fo:font-size="14pt" officeooo:rsid="001abcca" officeooo:paragraph-rsid="001abcca" style:font-size-asian="14pt" style:font-size-complex="14pt"/>
    </style:style>
    <style:style style:name="P70" style:family="paragraph" style:parent-style-name="LO-normal" style:list-style-name="WWNum1">
      <loext:graphic-properties draw:fill="none"/>
      <style:paragraph-properties fo:margin-left="0cm" fo:margin-right="0cm" fo:margin-top="0cm" fo:margin-bottom="0.388cm" loext:contextual-spacing="false" fo:line-height="115%" fo:text-align="start" style:justify-single-word="false" fo:orphans="0" fo:widows="0" fo:text-indent="1.3cm" style:auto-text-indent="false" fo:background-color="transparent" style:writing-mode="lr-tb"/>
      <style:text-properties officeooo:paragraph-rsid="0015233f"/>
    </style:style>
    <style:style style:name="P71" style:family="paragraph" style:parent-style-name="LO-normal" style:list-style-name="WWNum7" style:master-page-name="">
      <loext:graphic-properties draw:fill="solid" draw:fill-color="#ffffff"/>
      <style:paragraph-properties fo:margin-left="0cm" fo:margin-right="0cm" fo:margin-top="0cm" fo:margin-bottom="0.494cm" loext:contextual-spacing="false" fo:text-align="start" style:justify-single-word="false" fo:orphans="0" fo:widows="0" fo:text-indent="1.3cm" style:auto-text-indent="false" style:page-number="auto" fo:background-color="#ffffff" style:writing-mode="lr-tb"/>
      <style:text-properties fo:font-size="14pt" style:font-size-asian="14pt" style:font-size-complex="14pt"/>
    </style:style>
    <style:style style:name="P72" style:family="paragraph" style:parent-style-name="LO-normal" style:list-style-name="WWNum2" style:master-page-name="">
      <loext:graphic-properties draw:fill="solid" draw:fill-color="#ffffff"/>
      <style:paragraph-properties fo:margin-left="0cm" fo:margin-right="0cm" fo:margin-top="0.212cm" fo:margin-bottom="0.212cm" loext:contextual-spacing="false" fo:line-height="115%" fo:text-align="start" style:justify-single-word="false" fo:orphans="0" fo:widows="0" fo:text-indent="1.3cm" style:auto-text-indent="false" style:page-number="auto" fo:background-color="#ffffff" style:writing-mode="lr-tb"/>
    </style:style>
    <style:style style:name="P73" style:family="paragraph" style:parent-style-name="LO-normal" style:list-style-name="WWNum8" style:master-page-name="">
      <loext:graphic-properties draw:fill="solid" draw:fill-color="#ffffff"/>
      <style:paragraph-properties fo:margin-left="0cm" fo:margin-right="0cm" fo:margin-top="0.776cm" fo:margin-bottom="0.6cm" loext:contextual-spacing="false" fo:line-height="160%" fo:text-align="start" style:justify-single-word="false" fo:orphans="0" fo:widows="0" fo:text-indent="1.3cm" style:auto-text-indent="false" style:page-number="auto" fo:background-color="#ffffff" style:writing-mode="lr-tb"/>
      <style:text-properties fo:font-size="14pt" style:font-size-asian="14pt" style:font-size-complex="14pt"/>
    </style:style>
    <style:style style:name="P74" style:family="paragraph" style:parent-style-name="LO-normal" style:list-style-name="WWNum8">
      <loext:graphic-properties draw:fill="solid" draw:fill-color="#ffffff"/>
      <style:paragraph-properties fo:margin-left="0cm" fo:margin-right="0cm" fo:margin-top="0.776cm" fo:margin-bottom="0.6cm" loext:contextual-spacing="false" fo:line-height="160%" fo:text-align="start" style:justify-single-word="false" fo:orphans="0" fo:widows="0" fo:text-indent="1.3cm" style:auto-text-indent="false" fo:background-color="#ffffff" style:writing-mode="lr-tb"/>
      <style:text-properties fo:font-size="14pt" officeooo:rsid="001bcfab" officeooo:paragraph-rsid="001bcfab" style:font-size-asian="14pt" style:font-size-complex="14pt"/>
    </style:style>
    <style:style style:name="P75" style:family="paragraph" style:parent-style-name="LO-normal" style:list-style-name="WWNum5" style:master-page-name="">
      <loext:graphic-properties draw:fill="solid" draw:fill-color="#ffffff"/>
      <style:paragraph-properties fo:margin-left="0cm" fo:margin-right="0cm" fo:margin-top="0.635cm" fo:margin-bottom="0.635cm" loext:contextual-spacing="false" fo:line-height="181%" fo:text-align="start" style:justify-single-word="false" fo:orphans="2" fo:widows="2" fo:text-indent="1.3cm" style:auto-text-indent="false" style:page-number="auto" fo:background-color="#ffffff" style:writing-mode="lr-tb"/>
    </style:style>
    <style:style style:name="P76" style:family="paragraph" style:parent-style-name="LO-normal" style:list-style-name="WWNum4" style:master-page-name="">
      <loext:graphic-properties draw:fill="solid" draw:fill-color="#ffffff"/>
      <style:paragraph-properties fo:margin-left="0cm" fo:margin-right="0cm" fo:margin-top="0.635cm" fo:margin-bottom="0.635cm" loext:contextual-spacing="false" fo:line-height="181%" fo:text-align="start" style:justify-single-word="false" fo:orphans="2" fo:widows="2" fo:text-indent="1.3cm" style:auto-text-indent="false" style:page-number="auto" fo:background-color="#ffffff" style:writing-mode="lr-tb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fo:background-color="#ffffff" loext:char-shading-value="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3545" style:font-size-asian="14pt" style:font-size-complex="14pt"/>
    </style:style>
    <style:style style:name="T5" style:family="text">
      <style:text-properties fo:font-size="14pt" officeooo:rsid="001abcca" style:font-size-asian="14pt" style:font-size-complex="14pt"/>
    </style:style>
    <style:style style:name="T6" style:family="text">
      <style:text-properties fo:font-size="14pt" officeooo:rsid="001ae470" style:font-size-asian="14pt" style:font-size-complex="14pt"/>
    </style:style>
    <style:style style:name="T7" style:family="text">
      <style:text-properties fo:font-size="14pt" officeooo:rsid="001bcfab" style:font-size-asian="14pt" style:font-size-complex="14pt"/>
    </style:style>
    <style:style style:name="T8" style:family="text">
      <style:text-properties fo:font-size="14pt" fo:background-color="#ffffff" loext:char-shading-value="0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143545" style:font-size-asian="14pt" style:font-size-complex="14pt"/>
    </style:style>
    <style:style style:name="T11" style:family="text">
      <style:text-properties fo:font-size="14pt" fo:language="en" fo:country="US" officeooo:rsid="0015233f" style:font-size-asian="14pt" style:font-size-complex="14pt"/>
    </style:style>
    <style:style style:name="T12" style:family="text">
      <style:text-properties fo:font-size="14pt" fo:language="en" fo:country="US" officeooo:rsid="001abcca" style:font-size-asian="14pt" style:font-size-complex="14pt"/>
    </style:style>
    <style:style style:name="T13" style:family="text">
      <style:text-properties fo:font-size="14pt" fo:font-style="italic" style:font-size-asian="14pt" style:font-style-asian="italic" style:font-size-complex="14pt"/>
    </style:style>
    <style:style style:name="T14" style:family="text">
      <style:text-properties fo:color="#545454" style:font-name="Arial" fo:font-size="11pt" fo:background-color="#ffffff" loext:char-shading-value="0" style:font-name-asian="Arial1" style:font-size-asian="11pt" style:font-name-complex="Arial1" style:font-size-complex="11pt"/>
    </style:style>
    <style:style style:name="T15" style:family="text">
      <style:text-properties style:font-name="Courier New"/>
    </style:style>
    <style:style style:name="T16" style:family="text">
      <style:text-properties style:font-name="Courier New" fo:language="en" fo:country="US"/>
    </style:style>
    <style:style style:name="T17" style:family="text">
      <style:text-properties style:font-name="Courier New" fo:language="en" fo:country="US" officeooo:rsid="0015233f"/>
    </style:style>
    <style:style style:name="T18" style:family="text">
      <style:text-properties style:font-name="Courier New" fo:language="en" fo:country="US" officeooo:rsid="001557e7"/>
    </style:style>
    <style:style style:name="T19" style:family="text">
      <style:text-properties style:font-name="Courier New" fo:language="en" fo:country="US" officeooo:rsid="001bcfab"/>
    </style:style>
    <style:style style:name="T20" style:family="text">
      <style:text-properties style:font-name="Courier New" officeooo:rsid="001557e7"/>
    </style:style>
    <style:style style:name="T21" style:family="text">
      <style:text-properties style:font-name="Courier New" officeooo:rsid="0016701e"/>
    </style:style>
    <style:style style:name="T22" style:family="text">
      <style:text-properties style:font-name="Courier New" officeooo:rsid="001bcfab"/>
    </style:style>
    <style:style style:name="T23" style:family="text">
      <style:text-properties style:font-name="Courier New" officeooo:rsid="001c31e8"/>
    </style:style>
    <style:style style:name="T24" style:family="text">
      <style:text-properties fo:color="#794938" style:font-name="Consolas" fo:font-size="14pt" fo:background-color="#f9f9f9" loext:char-shading-value="0" style:font-name-asian="Consolas1" style:font-size-asian="14pt" style:font-name-complex="Consolas1" style:font-size-complex="14pt"/>
    </style:style>
    <style:style style:name="T25" style:family="text">
      <style:text-properties fo:color="#794938" fo:font-size="14pt" fo:background-color="#f9f9f9" loext:char-shading-value="0" style:font-size-asian="14pt" style:font-size-complex="14pt"/>
    </style:style>
    <style:style style:name="T26" style:family="text">
      <style:text-properties fo:color="#794938" fo:font-size="14pt" officeooo:rsid="001c31e8" fo:background-color="#f9f9f9" loext:char-shading-value="0" style:font-size-asian="14pt" style:font-size-complex="14pt"/>
    </style:style>
    <style:style style:name="T27" style:family="text">
      <style:text-properties fo:color="#080808" style:font-name="Consolas" fo:font-size="14pt" fo:background-color="#f9f9f9" loext:char-shading-value="0" style:font-name-asian="Consolas1" style:font-size-asian="14pt" style:font-name-complex="Consolas1" style:font-size-complex="14pt"/>
    </style:style>
    <style:style style:name="T28" style:family="text">
      <style:text-properties fo:color="#080808" style:font-name="Consolas" fo:font-size="14pt" officeooo:rsid="001bcfab" fo:background-color="#f9f9f9" loext:char-shading-value="0" style:font-name-asian="Consolas1" style:font-size-asian="14pt" style:font-name-complex="Consolas1" style:font-size-complex="14pt"/>
    </style:style>
    <style:style style:name="T29" style:family="text">
      <style:text-properties fo:color="#080808" style:font-name="Consolas" fo:font-size="14pt" fo:language="en" fo:country="US" fo:background-color="#f9f9f9" loext:char-shading-value="0" style:font-name-asian="Consolas1" style:font-size-asian="14pt" style:font-name-complex="Consolas1" style:font-size-complex="14pt"/>
    </style:style>
    <style:style style:name="T30" style:family="text">
      <style:text-properties fo:color="#080808" fo:font-size="14pt" fo:background-color="#f9f9f9" loext:char-shading-value="0" style:font-size-asian="14pt" style:font-size-complex="14pt"/>
    </style:style>
    <style:style style:name="T31" style:family="text">
      <style:text-properties fo:color="#080808" fo:font-size="14pt" officeooo:rsid="001c31e8" fo:background-color="#f9f9f9" loext:char-shading-value="0" style:font-size-asian="14pt" style:font-size-complex="14pt"/>
    </style:style>
    <style:style style:name="T32" style:family="text">
      <style:text-properties fo:color="#080808" fo:font-size="14pt" fo:language="en" fo:country="US" fo:background-color="#f9f9f9" loext:char-shading-value="0" style:font-size-asian="14pt" style:font-size-complex="14pt"/>
    </style:style>
    <style:style style:name="T33" style:family="text">
      <style:text-properties fo:color="#811f24" style:font-name="Consolas" fo:font-size="14pt" fo:font-weight="bold" fo:background-color="#f9f9f9" loext:char-shading-value="0" style:font-name-asian="Consolas1" style:font-size-asian="14pt" style:font-weight-asian="bold" style:font-name-complex="Consolas1" style:font-size-complex="14pt"/>
    </style:style>
    <style:style style:name="T34" style:family="text">
      <style:text-properties fo:color="#00000a" fo:font-size="14pt" officeooo:rsid="00143545" style:font-size-asian="14pt" style:font-size-complex="14pt"/>
    </style:style>
    <style:style style:name="T35" style:family="text">
      <style:text-properties fo:color="#00000a" fo:font-size="14pt" officeooo:rsid="001abcca" style:font-size-asian="14pt" style:font-size-complex="14pt"/>
    </style:style>
    <style:style style:name="T36" style:family="text">
      <style:text-properties fo:color="#00000a" fo:font-size="14pt" officeooo:rsid="001ae470" style:font-size-asian="14pt" style:font-size-complex="14pt"/>
    </style:style>
    <style:style style:name="T37" style:family="text">
      <style:text-properties fo:color="#00000a" fo:font-size="14pt" officeooo:rsid="001bcfab" style:font-size-asian="14pt" style:font-size-complex="14pt"/>
    </style:style>
    <style:style style:name="T38" style:family="text">
      <style:text-properties fo:color="#00000a" fo:font-size="14pt" officeooo:rsid="002054aa" style:font-size-asian="14pt" style:font-size-complex="14pt"/>
    </style:style>
    <style:style style:name="T39" style:family="text">
      <style:text-properties fo:color="#00000a" fo:font-size="14pt" officeooo:rsid="00218bac" style:font-size-asian="14pt" style:font-size-complex="14pt"/>
    </style:style>
    <style:style style:name="T40" style:family="text">
      <style:text-properties fo:color="#00000a" fo:font-size="14pt" fo:language="en" fo:country="US" officeooo:rsid="0015233f" style:font-size-asian="14pt" style:font-size-complex="14pt"/>
    </style:style>
    <style:style style:name="T41" style:family="text">
      <style:text-properties fo:color="#00000a" style:font-name="Times New Roman3" fo:font-size="16pt" officeooo:rsid="00143545" style:font-name-asian="Times New Roman1" style:font-size-asian="16pt" style:font-name-complex="Times New Roman1" style:font-size-complex="16pt"/>
    </style:style>
    <style:style style:name="T42" style:family="text">
      <style:text-properties fo:color="#00000a" style:font-name="Times New Roman3" fo:font-size="18pt" officeooo:rsid="00208da8" style:font-name-asian="Times New Roman1" style:font-size-asian="18pt" style:font-name-complex="Times New Roman1" style:font-size-complex="18pt"/>
    </style:style>
    <style:style style:name="T43" style:family="text">
      <style:text-properties fo:color="#00000a" style:font-name="Courier New" fo:font-size="12pt" fo:language="en" fo:country="US" officeooo:rsid="001557e7" style:font-size-asian="12pt"/>
    </style:style>
    <style:style style:name="T44" style:family="text">
      <style:text-properties fo:color="#00000a" style:font-name="Courier New" fo:font-size="12pt" fo:language="en" fo:country="US" officeooo:rsid="001bcfab" style:font-size-asian="12pt"/>
    </style:style>
    <style:style style:name="T45" style:family="text">
      <style:text-properties fo:color="#00000a" style:font-name="Courier New" fo:font-size="12pt" officeooo:rsid="001bcfab" style:font-size-asian="12pt"/>
    </style:style>
    <style:style style:name="T46" style:family="text">
      <style:text-properties fo:color="#00000a" style:font-name="Courier New" fo:font-size="12pt" officeooo:rsid="001c31e8" style:font-size-asian="12pt"/>
    </style:style>
    <style:style style:name="T47" style:family="text">
      <style:text-properties officeooo:rsid="0015233f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01abcca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01abcca" style:text-blinking="false" fo:background-color="transparent" loext:char-shading-value="0" style:font-size-asian="12pt"/>
    </style:style>
    <style:style style:name="T51" style:family="text">
      <style:text-properties officeooo:rsid="001abcca"/>
    </style:style>
    <style:style style:name="T52" style:family="text">
      <style:text-properties officeooo:rsid="001bcfab"/>
    </style:style>
    <style:style style:name="T53" style:family="text">
      <style:text-properties officeooo:rsid="001c31e8"/>
    </style:style>
    <style:style style:name="T54" style:family="text">
      <style:text-properties style:font-name="Courier New1"/>
    </style:style>
    <style:style style:name="T55" style:family="text">
      <style:text-properties style:font-name="Courier New1" fo:background-color="transparent" loext:char-shading-value="0"/>
    </style:style>
    <style:style style:name="T56" style:family="text">
      <style:text-properties style:font-name="Courier New1" officeooo:rsid="001d7f11" fo:background-color="transparent" loext:char-shading-value="0"/>
    </style:style>
    <style:style style:name="T57" style:family="text">
      <style:text-properties style:font-name="Courier New1" officeooo:rsid="00208da8"/>
    </style:style>
    <style:style style:name="T58" style:family="text">
      <style:text-properties officeooo:rsid="00208da8"/>
    </style:style>
    <style:style style:name="T59" style:family="text">
      <style:text-properties officeooo:rsid="00218b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Министерство образования Республики Беларусь</text:p>
      <text:p text:style-name="P33">Учреждение образования</text:p>
      <text:p text:style-name="P33">БЕЛОРУССКИЙ ГОСУДАРСТВЕННЫЙ УНИВЕРСИТЕТ ИНФОРМАТИКИ И РАДИОЭЛЕКТРОНИКИ</text:p>
      <text:p text:style-name="P33"/>
      <text:p text:style-name="P33">КАФЕДРА ИНФОРМАТИКИ</text:p>
      <text:p text:style-name="P61"/>
      <text:p text:style-name="P61"/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0"/>
      <text:p text:style-name="P61"/>
      <text:p text:style-name="P61"/>
      <text:p text:style-name="P63"><text:bookmark text:name="docs-internal-guid-fe8cb09d-7fff-c9bd-d691-c7defd13d046"/>Отчёт по лабораторной работе №1</text:p>
      <text:p text:style-name="P54">По теме “Определение модели языка. Выбор инструментальной языковой среды.”</text:p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5"><text:bookmark text:name="docs-internal-guid-f702505e-7fff-35f8-91d1-c914022233ba"/>Выполнил:</text:p>
      <text:p text:style-name="P57">студент гр. <text:span text:style-name="T51">853504</text:span></text:p>
      <text:p text:style-name="P59"><text:span text:style-name="T50">Шевченя</text:span><text:span text:style-name="T48"> </text:span><text:span text:style-name="T49">И</text:span><text:span text:style-name="T48">.</text:span><text:span text:style-name="T49">В</text:span><text:span text:style-name="T48">.</text:span></text:p>
      <text:p text:style-name="P58">Проверил:</text:p>
      <text:p text:style-name="P58">Ст. преподаватель КИ Шиманский В. В.</text:p>
      <text:p text:style-name="P62"/>
      <text:p text:style-name="P50"/>
      <text:p text:style-name="P50"/>
      <text:p text:style-name="P50"/>
      <text:p text:style-name="P51">Минск 2021</text:p>
      <text:p text:style-name="P49">Содержание</text:p>
      <text:p text:style-name="LO-normal"/>
      <text:p text:style-name="LO-normal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_RefHeading___Toc1138_3919632833" text:style-name="Index_20_Link" text:visited-style-name="Index_20_Link">1. Цель работы<text:tab/>3</text:a></text:p>
          <text:p text:style-name="P45"><text:a xlink:type="simple" xlink:href="#__RefHeading___Toc1142_3919632833" text:style-name="Index_20_Link" text:visited-style-name="Index_20_Link">2. Подмножество языка программирования<text:tab/>4</text:a></text:p>
          <text:p text:style-name="P46"><text:a xlink:type="simple" xlink:href="#__RefHeading___Toc1144_3919632833" text:style-name="Index_20_Link" text:visited-style-name="Index_20_Link">2.1 Числовые и текстовые константы<text:tab/>4</text:a></text:p>
          <text:p text:style-name="P46"><text:a xlink:type="simple" xlink:href="#__RefHeading___Toc1146_3919632833" text:style-name="Index_20_Link" text:visited-style-name="Index_20_Link">2.2 Типы переменных<text:tab/>4</text:a></text:p>
          <text:p text:style-name="P46"><text:a xlink:type="simple" xlink:href="#__RefHeading___Toc1148_3919632833" text:style-name="Index_20_Link" text:visited-style-name="Index_20_Link">2.3 Операторы цикла<text:tab/>4</text:a></text:p>
          <text:p text:style-name="P46"><text:a xlink:type="simple" xlink:href="#__RefHeading___Toc1150_3919632833" text:style-name="Index_20_Link" text:visited-style-name="Index_20_Link">2.3 Условные операторы<text:tab/>5</text:a></text:p>
          <text:p text:style-name="P45"><text:a xlink:type="simple" xlink:href="#__RefHeading___Toc1152_3919632833" text:style-name="Index_20_Link" text:visited-style-name="Index_20_Link">3. Инструментальная языковая среда<text:tab/>8</text:a></text:p>
          <text:p text:style-name="P45"><text:a xlink:type="simple" xlink:href="#__RefHeading___Toc1154_3919632833" text:style-name="Index_20_Link" text:visited-style-name="Index_20_Link">Приложение. Текст программ<text:tab/>9</text:a></text:p>
        </text:index-body>
      </text:table-of-content>
      <text:p text:style-name="P48"><text:bookmark text:name="_gjdgxs"/><text:a xlink:type="simple" xlink:href="#__RefHeading___Toc1138_3919632833" text:style-name="Index_20_Link" text:visited-style-name="Index_20_Link"><text:span text:style-name="T3"/></text:a></text:p>
      <text:h text:style-name="P2" text:outline-level="1"><text:bookmark-start text:name="__RefHeading___Toc1138_3919632833"/><text:bookmark text:name="_k5vdaq8hmnxz"/>1. Цель работы <text:bookmark-end text:name="__RefHeading___Toc1138_3919632833"/></text:h>
      <text:h text:style-name="P47" text:outline-level="1"><text:bookmark-start text:name="__RefHeading___Toc1140_3919632833"/><text:bookmark-end text:name="__RefHeading___Toc1140_3919632833"/><text:bookmark text:name="_4tmhuckkk5kv"/></text:h>
      <text:p text:style-name="P32">Необходимо определить подмножество языка программирования (типы констант, переменных, операторов и функций). В подмножество как минимум должны быть <text:s/>включены:</text:p>
      <text:p text:style-name="P32">- числовые и текстовые константы;</text:p>
      <text:p text:style-name="P32">- 3-4 типа переменных;</text:p>
      <text:p text:style-name="P31"><text:span text:style-name="T3">- операторы цикла (</text:span><text:span text:style-name="T14"> </text:span><text:span text:style-name="T2">do</text:span><text:span text:style-name="T8">...</text:span><text:span text:style-name="T2">while</text:span><text:span text:style-name="T3">, </text:span><text:span text:style-name="T1">for</text:span><text:span text:style-name="T3">) ; </text:span></text:p>
      <text:p text:style-name="P31"><text:span text:style-name="T3">- условные операторы (</text:span><text:span text:style-name="T2">if</text:span><text:span text:style-name="T8">...</text:span><text:span text:style-name="T2">else,</text:span><text:span text:style-name="T3"> </text:span><text:span text:style-name="T1">case</text:span><text:span text:style-name="T3">).</text:span></text:p>
      <text:p text:style-name="P32">Определение инструментальной языковой среды, т.е. языка программирования и операционной системы для разработки включает:</text:p>
      <text:p text:style-name="P32">- язык программирования c указанием версии, на котором ведётся разработка (напр. Python 3.6);</text:p>
      <text:p text:style-name="P32">- операционная система (Windows, Linux и т.д.), в которой выполняется разработка;</text:p>
      <text:p text:style-name="P32">- компьютер;</text:p>
      <text:h text:style-name="P3" text:outline-level="1"><text:bookmark-start text:name="__RefHeading___Toc1142_3919632833"/><text:bookmark text:name="_1fob9te"/>2. Подмножество языка программирования<text:bookmark-end text:name="__RefHeading___Toc1142_3919632833"/></text:h>
      <text:p text:style-name="P5"/>
      <text:p text:style-name="P5"><text:span text:style-name="T3">В качестве подмножества языка программирования выбран язык </text:span><text:span text:style-name="T39">C++</text:span><text:span text:style-name="T3">.</text:span></text:p>
      <text:p text:style-name="P6"/>
      <text:p text:style-name="P56"><text:span text:style-name="T35"><text:tab/>С++</text:span><text:span text:style-name="T3"> — </text:span><text:span text:style-name="T5">компилируемый, статически типизированный язык программирования общего назначения. Поддерживает как процедурное программирование, объектно-ориентированное </text:span><text:span text:style-name="T3"><text:s/></text:span><text:span text:style-name="T5">программирование, обобщенное программирование. Язык имеет богатую стандартную библиотеку, которая включает в себя распространённые контейнеры и алгоритмы, ввод-вывод, поддержку многопоточности и другие возможности. С++ сочетает свойства как высокоуровневых, так и низкоуровневых языков.</text:span></text:p>
      <text:p text:style-name="P6"/>
      <text:h text:style-name="Heading_20_2" text:outline-level="2"><text:bookmark-start text:name="__RefHeading___Toc1144_3919632833"/><text:bookmark text:name="_3th6y9ax3o2g"/>2.1 Числовые и <text:span text:style-name="T41">текстовые</text:span> константы<text:bookmark-end text:name="__RefHeading___Toc1144_3919632833"/></text:h>
      <text:list xml:id="list3856240021" text:style-name="WWNum1">
        <text:list-item>
          <text:p text:style-name="P67"><text:span text:style-name="T3">-</text:span><text:span text:style-name="T4">5, -4, -3</text:span><text:span text:style-name="T3">, -2, -1, 0, 1, 2, 3, </text:span><text:span text:style-name="T4">4, 5</text:span><text:span text:style-name="T3"> (int).</text:span></text:p>
        </text:list-item>
        <text:list-item>
          <text:p text:style-name="P68"><text:span text:style-name="T4">8.1, 4</text:span><text:span text:style-name="T3">.</text:span><text:span text:style-name="T4">3</text:span><text:span text:style-name="T3">, -2.</text:span><text:span text:style-name="T4">9</text:span><text:span text:style-name="T3">, -</text:span><text:span text:style-name="T4">11.7</text:span><text:span text:style-name="T3"> <text:s/>(float литералы)</text:span></text:p>
        </text:list-item>
        <text:list-item>
          <text:p text:style-name="P69">`a`, `b`, `c` (char литералы)</text:p>
        </text:list-item>
        <text:list-item>
          <text:p text:style-name="P68"><text:span text:style-name="T3">"", "hello" (</text:span><text:span text:style-name="T38">char[]</text:span><text:span text:style-name="T3"> литералы)</text:span></text:p>
        </text:list-item>
        <text:list-item>
          <text:p text:style-name="P70"><text:span text:style-name="T12">t</text:span><text:span text:style-name="T11">rue</text:span><text:span text:style-name="T9">, </text:span><text:span text:style-name="T12">f</text:span><text:span text:style-name="T11">alse</text:span><text:span text:style-name="T9"> (</text:span><text:span text:style-name="T40">bool</text:span><text:span text:style-name="T10"> </text:span><text:span text:style-name="T3">литералы</text:span><text:span text:style-name="T9">)</text:span></text:p>
        </text:list-item>
      </text:list>
      <text:h text:style-name="Heading_20_2" text:outline-level="2"><text:bookmark-start text:name="__RefHeading___Toc1146_3919632833"/><text:bookmark text:name="_57w84elv0kxk"/>2.2 Типы переменных<text:bookmark-end text:name="__RefHeading___Toc1146_3919632833"/></text:h>
      <text:p text:style-name="P40"><text:span text:style-name="T35">C++</text:span><text:span text:style-name="T3"> поддерживает </text:span><text:span text:style-name="T36">статическую</text:span><text:span text:style-name="T3"> типизаци</text:span><text:span text:style-name="T6">ю</text:span><text:span text:style-name="T3">. В </text:span><text:span text:style-name="T36">С++</text:span><text:span text:style-name="T3"> имеются встроенные типы, </text:span><text:span text:style-name="T6">которые практически полностью повторяют типы данных в С</text:span><text:span text:style-name="T3">: </text:span><text:span text:style-name="T36">логический</text:span><text:span text:style-name="T3">, </text:span><text:span text:style-name="T36">символьные, целочисленные знаковые, целочисленные беззнаковые</text:span><text:span text:style-name="T3">, число с плавающей </text:span><text:span text:style-name="T36">точкой </text:span><text:span text:style-name="T3">и некоторые другие. Из коллекций в </text:span><text:span text:style-name="T36">С++</text:span><text:span text:style-name="T3"> встроены: </text:span><text:span text:style-name="T36">массивы статические и </text:span><text:span text:style-name="T37">динамические</text:span><text:span text:style-name="T3">. </text:span></text:p>
      <text:h text:style-name="Heading_20_2" text:outline-level="2"><text:bookmark-start text:name="__RefHeading___Toc1148_3919632833"/><text:span text:style-name="T47">2.3 </text:span>Операторы цикла<text:bookmark-end text:name="__RefHeading___Toc1148_3919632833"/></text:h>
      <text:list xml:id="list2473806341" text:style-name="WWNum7">
        <text:list-item>
          <text:p text:style-name="P71">while - выполняет тело цикла до тех пор, пока условие цикла истинно.</text:p>
        </text:list-item>
      </text:list>
      <text:p text:style-name="LO-normal"><text:span text:style-name="T44">int</text:span><text:span text:style-name="T16"> </text:span><text:span text:style-name="T17">collection_sum</text:span><text:span text:style-name="T16">(</text:span><text:span text:style-name="T19">int* </text:span><text:span text:style-name="T16">array) </text:span><text:span text:style-name="T19">{</text:span></text:p>
      <text:p text:style-name="LO-normal"><text:span text:style-name="T16"><text:s text:c="4"/></text:span><text:span text:style-name="T19">int </text:span><text:span text:style-name="T17">i = 0;</text:span></text:p>
      <text:p text:style-name="P10"><text:s text:c="4"/><text:span text:style-name="T52">int </text:span>sum = 0;</text:p>
      <text:p text:style-name="P10"><text:s text:c="4"/>while <text:span text:style-name="T52">(</text:span>i &lt; len(array)<text:span text:style-name="T52">) {</text:span></text:p>
      <text:p text:style-name="P10"><text:s text:c="8"/>sum += array[i];</text:p>
      <text:p text:style-name="P10"><text:s text:c="8"/>i<text:span text:style-name="T52">++;</text:span></text:p>
      <text:p text:style-name="P10"><text:s text:c="4"/><text:span text:style-name="T52">}</text:span></text:p>
      <text:p text:style-name="P10"><text:s text:c="4"/></text:p>
      <text:p text:style-name="LO-normal"><text:span text:style-name="T17"><text:s text:c="4"/></text:span><text:span text:style-name="T18">return sum;</text:span></text:p>
      <text:p text:style-name="P12">}</text:p>
      <text:p text:style-name="P9"><text:soft-page-break/><text:s text:c="2"/></text:p>
      <text:list xml:id="list1729589460" text:style-name="WWNum2">
        <text:list-item>
          <text:p text:style-name="P72"><text:span text:style-name="T3">for - выполняет тело цикла, итерируясь </text:span><text:span text:style-name="T7">из переданного условия</text:span><text:span text:style-name="T3"> </text:span></text:p>
        </text:list-item>
      </text:list>
      <text:p text:style-name="LO-normal"><text:span text:style-name="T44">int</text:span><text:span text:style-name="T16"> </text:span><text:span text:style-name="T43">collection</text:span><text:span text:style-name="T16">_s</text:span><text:span text:style-name="T18">um</text:span><text:span text:style-name="T16">(</text:span><text:span text:style-name="T19">int* </text:span><text:span text:style-name="T16">array) </text:span><text:span text:style-name="T19">{</text:span></text:p>
      <text:p text:style-name="P11"><text:s text:c="4"/>sum = 0;</text:p>
      <text:p text:style-name="P11"><text:s text:c="4"/>for <text:span text:style-name="T52">(int i = 0; i &lt; length(array); i++)</text:span></text:p>
      <text:p text:style-name="P11"><text:s text:c="8"/>sum += element;</text:p>
      <text:p text:style-name="P11"/>
      <text:p text:style-name="P11"><text:s text:c="4"/>return sum;</text:p>
      <text:p text:style-name="P13">}</text:p>
      <text:p text:style-name="P9"><text:s text:c="2"/></text:p>
      <text:list xml:id="list1309650215" text:style-name="WWNum8">
        <text:list-item>
          <text:p text:style-name="P73">break - прерывает исполнение цикла</text:p>
        </text:list-item>
      </text:list>
      <text:p text:style-name="P23"><text:span text:style-name="T45">void</text:span><text:span text:style-name="T15"> </text:span><text:span text:style-name="T20">example</text:span><text:span text:style-name="T15">() </text:span><text:span text:style-name="T22">{</text:span></text:p>
      <text:p text:style-name="P23"><text:span text:style-name="T20"><text:s text:c="4"/></text:span><text:span text:style-name="T45">while</text:span><text:span text:style-name="T20"> </text:span><text:span text:style-name="T22">(i &lt;= 10) {</text:span></text:p>
      <text:p text:style-name="P15"><text:s text:c="8"/>if <text:span text:style-name="T52">(i % 7 == 0)</text:span></text:p>
      <text:p text:style-name="P15"><text:s text:c="12"/>break;</text:p>
      <text:p text:style-name="P23"><text:span text:style-name="T20"><text:s text:c="8"/>print(</text:span><text:span text:style-name="T45">i</text:span><text:span text:style-name="T20">);</text:span></text:p>
      <text:p text:style-name="P23"><text:span text:style-name="T20"><text:s text:c="4"/></text:span><text:span text:style-name="T22">}</text:span></text:p>
      <text:p text:style-name="P15"/>
      <text:p text:style-name="P15"><text:s text:c="4"/>print(“The end“);</text:p>
      <text:p text:style-name="P20">}</text:p>
      <text:list xml:id="list161323053626041" text:continue-numbering="true" text:style-name="WWNum8">
        <text:list-item>
          <text:p text:style-name="P74">continue — начинает следующий проход цикла, не исполняя оставшееся тело цикла</text:p>
        </text:list-item>
      </text:list>
      <text:p text:style-name="P23"><text:span text:style-name="T45">void</text:span><text:span text:style-name="T15"> </text:span><text:span text:style-name="T20">example</text:span><text:span text:style-name="T15">() </text:span><text:span text:style-name="T22">{</text:span></text:p>
      <text:p text:style-name="P23"><text:span text:style-name="T20"><text:s text:c="4"/></text:span><text:span text:style-name="T45">while</text:span><text:span text:style-name="T20"> </text:span><text:span text:style-name="T22">(i &lt;= 10) {</text:span></text:p>
      <text:p text:style-name="P15"><text:s text:c="8"/>if <text:span text:style-name="T52">(i % 2 == 1)</text:span></text:p>
      <text:p text:style-name="P15"><text:s text:c="12"/><text:span text:style-name="T52">continue;</text:span></text:p>
      <text:p text:style-name="P23"><text:span text:style-name="T20"><text:s text:c="8"/>print(</text:span><text:span text:style-name="T45">i</text:span><text:span text:style-name="T20">);</text:span></text:p>
      <text:p text:style-name="P23"><text:span text:style-name="T20"><text:s text:c="4"/></text:span><text:span text:style-name="T22">}</text:span></text:p>
      <text:p text:style-name="P15"/>
      <text:p text:style-name="P15"><text:s text:c="4"/>print(“The end“);</text:p>
      <text:p text:style-name="P20">}</text:p>
      <text:h text:style-name="Heading_20_2" text:outline-level="2"><text:bookmark-start text:name="__RefHeading___Toc1150_3919632833"/><text:bookmark text:name="_i73qw3zbwd8v"/>2.3 Условные операторы<text:bookmark-end text:name="__RefHeading___Toc1150_3919632833"/></text:h>
      <text:list xml:id="list112087009" text:style-name="WWNum5">
        <text:list-item>
          <text:p text:style-name="P75"><text:span text:style-name="T3">Оператор </text:span><text:span text:style-name="T13">if</text:span></text:p>
        </text:list-item>
      </text:list>
      <text:p text:style-name="P37"><text:span text:style-name="T24">if</text:span><text:span text:style-name="T27"> выражение </text:span><text:span text:style-name="T28">{</text:span><text:span text:style-name="T27"><text:line-break/> <text:s text:c="3"/>инструкция_</text:span><text:span text:style-name="T33">1</text:span><text:span text:style-name="T27"><text:line-break/></text:span><text:soft-page-break/><text:span text:style-name="T27"> <text:s text:c="3"/>инструкция_</text:span><text:span text:style-name="T33">2</text:span><text:span text:style-name="T27"><text:line-break/> <text:s text:c="3"/>...<text:line-break/> <text:s text:c="3"/>инструкция_n</text:span></text:p>
      <text:p text:style-name="P38">}</text:p>
      <text:p text:style-name="P35"><text:span text:style-name="T27">Пример</text:span><text:span text:style-name="T29">:</text:span></text:p>
      <text:p text:style-name="LO-normal"><text:span text:style-name="T45">void</text:span><text:span text:style-name="T15"> </text:span><text:span text:style-name="T20">example</text:span><text:span text:style-name="T15">() </text:span><text:span text:style-name="T22">{</text:span></text:p>
      <text:p text:style-name="LO-normal"><text:span text:style-name="T15"><text:s text:c="4"/></text:span><text:span text:style-name="T20">num = 3;</text:span></text:p>
      <text:p text:style-name="P14"><text:s text:c="4"/>if <text:span text:style-name="T52">(</text:span>num &gt; 0<text:span text:style-name="T52">)</text:span></text:p>
      <text:p text:style-name="P14"><text:s text:c="8"/><text:span text:style-name="T52">cout &lt;&lt; <text:s/></text:span>num <text:span text:style-name="T52">&lt;&lt;</text:span> “is a positive number.“;</text:p>
      <text:p text:style-name="P8"><text:s text:c="2"/></text:p>
      <text:p text:style-name="LO-normal"><text:span text:style-name="T15"><text:s text:c="4"/></text:span><text:span text:style-name="T45">cout &lt;&lt; </text:span><text:span text:style-name="T20">“This is always printed.“;</text:span></text:p>
      <text:p text:style-name="P8"/>
      <text:p text:style-name="P18">}</text:p>
      <text:p text:style-name="P8"/>
      <text:list xml:id="list800562021" text:style-name="WWNum4">
        <text:list-item>
          <text:p text:style-name="P76">Конструкция if - else</text:p>
        </text:list-item>
      </text:list>
      <text:p text:style-name="P53"><text:span text:style-name="T25">if</text:span><text:span text:style-name="T30"> выражение </text:span><text:span text:style-name="T31">{</text:span><text:span text:style-name="T30"><text:line-break/> <text:s text:c="3"/>инструкция_1<text:line-break/> <text:s text:c="3"/>инструкция_2<text:line-break/> <text:s text:c="3"/>...<text:line-break/> <text:s text:c="3"/>инструкция_n</text:span></text:p>
      <text:p text:style-name="P52"><text:span text:style-name="T31">}</text:span><text:span text:style-name="T30"><text:line-break/></text:span><text:span text:style-name="T25">else </text:span><text:span text:style-name="T26">{</text:span><text:span text:style-name="T30"><text:line-break/> <text:s text:c="3"/>инструкция_a<text:line-break/> <text:s text:c="3"/>инструкция_b<text:line-break/> <text:s text:c="3"/>...<text:line-break/> <text:s text:c="3"/>инструкция_x</text:span></text:p>
      <text:p text:style-name="P39">}</text:p>
      <text:p text:style-name="P36"><text:soft-page-break/><text:span text:style-name="T30">Пример</text:span><text:span text:style-name="T32">:</text:span></text:p>
      <text:p text:style-name="LO-normal"><text:span text:style-name="T46">void</text:span><text:span text:style-name="T15"> </text:span><text:span text:style-name="T21">example</text:span><text:span text:style-name="T15">(</text:span><text:span text:style-name="T23">int* </text:span><text:span text:style-name="T15">array)</text:span><text:span text:style-name="T23">{</text:span></text:p>
      <text:p text:style-name="LO-normal"><text:span text:style-name="T15"><text:s text:c="4"/></text:span><text:span text:style-name="T21">for </text:span><text:span text:style-name="T23">(</text:span><text:span text:style-name="T21">element: array</text:span><text:span text:style-name="T23">)</text:span><text:span text:style-name="T21"> </text:span><text:span text:style-name="T23">{</text:span></text:p>
      <text:p text:style-name="P16"><text:s text:c="8"/>if <text:span text:style-name="T53">(</text:span>element % 2 == 0<text:span text:style-name="T53">){</text:span></text:p>
      <text:p text:style-name="P24"><text:span text:style-name="T21"><text:s text:c="12"/></text:span><text:span text:style-name="T46">cout &lt;&lt; </text:span><text:span text:style-name="T21">element </text:span><text:span text:style-name="T23">&lt;&lt;</text:span><text:span text:style-name="T21"> “ even“;</text:span></text:p>
      <text:p text:style-name="P17"><text:s text:c="8"/>}</text:p>
      <text:p text:style-name="P16"><text:s text:c="8"/>else <text:span text:style-name="T53">{</text:span></text:p>
      <text:p text:style-name="P24"><text:span text:style-name="T21"><text:s text:c="12"/></text:span><text:span text:style-name="T46">cout &lt;&lt; </text:span><text:span text:style-name="T21">element </text:span><text:span text:style-name="T23">&lt;&lt;</text:span><text:span text:style-name="T21"> “ odd“;</text:span></text:p>
      <text:p text:style-name="P17"><text:s text:c="8"/>}</text:p>
      <text:p text:style-name="P19"><text:s text:c="4"/>}</text:p>
      <text:p text:style-name="P19">}</text:p>
      <text:p text:style-name="P8"><text:s text:c="2"/></text:p>
      <text:h text:style-name="P4" text:outline-level="1"><text:bookmark-start text:name="__RefHeading___Toc1152_3919632833"/><text:bookmark text:name="_5swn028am6em"/>3. <text:bookmark text:name="__DdeLink__1173_209170177"/>Инструментальная языковая среда<text:bookmark-end text:name="__RefHeading___Toc1152_3919632833"/></text:h>
      <text:p text:style-name="P41">В качестве языковой среды выбран язык программирования Python <text:span text:style-name="T53">3.8</text:span>.</text:p>
      <text:p text:style-name="P7">Разработка основана на работе с операционной системой Linux на PC.</text:p>
      <text:p text:style-name="P42">Python — высокоуровневый язык программирования общего назначения, ориентированный на повышение производительности разработчика и читаемости кода. Синтаксис ядра Python минималистичен. В то же время стандартная библиотека включает большой объём полезных функций.</text:p>
      <text:p text:style-name="P43">Python поддерживает структурное, объектно-ориентированное, функциональное, императивное и аспектно-ориентированное программирование. Основные архитектурные черты — динамическая типизация, автоматическое управление памятью, полная интроспекция, механизм обработки исключений, поддержка многопоточных вычислений, высокоуровневые структуры данных. Поддерживается разбиение программ на модули, которые, в свою очередь, могут объединяться в пакеты.</text:p>
      <text:p text:style-name="P44">Эталонной реализацией Python является интерпретатор CPython, поддерживающий большинство активно используемых платформ. Он распространяется под свободной лицензией Python Software Foundation License, позволяющей использовать его без ограничений в любых приложениях, включая проприетарные. Есть реализация интерпретатора для JVM с возможностью компиляции, CLR, LLVM, другие независимые реализации. Проект PyPy использует JIT-компиляцию, которая значительно увеличивает скорость выполнения Python-программ.</text:p>
      <text:p text:style-name="P34"><text:bookmark text:name="_rnwnjuetcx5l"/></text:p>
      <text:h text:style-name="P1" text:outline-level="1"><text:bookmark-start text:name="__RefHeading___Toc1154_3919632833"/><text:span text:style-name="T42">Приложение</text:span>. <text:span text:style-name="T58">Текст</text:span> программ<text:bookmark-end text:name="__RefHeading___Toc1154_3919632833"/></text:h>
      <text:p text:style-name="LO-normal"/>
      <text:list xml:id="list2392865160" text:style-name="WWNum3">
        <text:list-item>
          <text:p text:style-name="P65">Сортировка слиянием</text:p>
        </text:list-item>
      </text:list>
      <text:p text:style-name="P21"/>
      <text:p text:style-name="P28">void merge(int *a, int n)<text:line-break/>{<text:line-break/> <text:s/>int mid = n / 2;<text:line-break/> <text:s/>if (n % 2 == 1)<text:line-break/> <text:s text:c="3"/>mid++;<text:line-break/> <text:s/>int h = 1;<text:line-break/> <text:s/>int *c = (int*)malloc(n * sizeof(int));<text:line-break/> <text:s/>int step;<text:line-break/> <text:s/>while (h &lt; n) <text:line-break/> <text:s/>{<text:line-break/> <text:s text:c="3"/>step = h;<text:line-break/> <text:s text:c="3"/>int i = 0;</text:p>
      <text:p text:style-name="P26"><text:span text:style-name="T55"><text:s text:c="4"/>int j = mid;<text:line-break/> <text:s text:c="3"/>int k = 0;<text:line-break/> <text:s text:c="3"/>while (step &lt;= mid)<text:line-break/> <text:s text:c="3"/>{<text:line-break/> <text:s text:c="5"/>while ((i &lt; step) &amp;&amp; (j &lt; n) &amp;&amp; (j &lt; (mid + step))) {<text:line-break/> <text:s text:c="7"/>if (a[i] &lt; a[j]</text:span><text:span text:style-name="T56">) </text:span><text:span text:style-name="T55">{<text:line-break/> <text:s text:c="9"/>c[k] = a[i];</text:span></text:p>
      <text:p text:style-name="P29"><text:s text:c="5"/><text:tab/>i++; k++;<text:line-break/><text:tab/> <text:s text:c="2"/>}<text:line-break/><text:tab/> <text:s text:c="2"/>else {<text:line-break/><text:tab/> <text:s text:c="4"/>c[k] = a[j];<text:line-break/><text:tab/><text:tab/>j++; k++;<text:line-break/><text:tab/> <text:s text:c="2"/>}<text:line-break/> <text:s text:c="5"/>}<text:line-break/> <text:s text:c="5"/>while (i &lt; step) {<text:line-break/> <text:s text:c="7"/>c[k] = a[i];<text:line-break/> <text:s text:c="7"/>i++; k++;<text:line-break/> <text:s text:c="5"/>}<text:line-break/> <text:s text:c="5"/>while ((j &lt; (mid + step)) &amp;&amp; (j&lt;n)) {<text:line-break/><text:tab/> <text:s text:c="2"/>c[k] = a[j];<text:line-break/><text:tab/> <text:s text:c="2"/>j++; k++;<text:line-break/> <text:s text:c="5"/>}<text:line-break/> <text:s text:c="5"/>step = step + h;<text:line-break/> <text:s text:c="3"/>}<text:line-break/> <text:s text:c="3"/>h = h * 2;<text:line-break/><text:line-break/> <text:s text:c="3"/>for (i = 0; i&lt;n; i++)<text:line-break/> <text:s text:c="5"/>a[i] = c[i];<text:line-break/> <text:s/>}<text:line-break/>}<text:line-break/></text:p>
      <text:p text:style-name="P25"><text:span text:style-name="T55">int main()<text:line-break/>{<text:line-break/> <text:s/>int a[8];<text:line-break/></text:span><text:soft-page-break/><text:span text:style-name="T55"> <text:s/>for (int i = 0; i &lt; 8; i++)<text:line-break/> <text:s text:c="3"/>a[i] = rand() % 20 — 10;</text:span></text:p>
      <text:p text:style-name="P30"><text:line-break/> <text:s/>for (int i = 0; i &lt; 8; i++)<text:line-break/> <text:s text:c="3"/>printf("%d ", a[i]);</text:p>
      <text:p text:style-name="P30"><text:line-break/> <text:s/>printf("\n");<text:line-break/> <text:s/>merge(a, 8);<text:line-break/> <text:s/>for (int i = 0; i &lt; 8; i++)<text:line-break/> <text:s text:c="3"/>printf("%d ", a[i]);</text:p>
      <text:p text:style-name="P30"><text:line-break/> <text:s/>printf("\n");<text:line-break/> <text:s/>getchar();<text:line-break/> <text:s/>return 0;<text:line-break/>}</text:p>
      <text:p text:style-name="P22"><text:s text:c="4"/></text:p>
      <text:list xml:id="list161323803898069" text:continue-numbering="true" text:style-name="WWNum3">
        <text:list-item>
          <text:p text:style-name="P66">Перестановка массива в обратном порядке</text:p>
        </text:list-item>
      </text:list>
      <text:p text:style-name="Standard"><text:span text:style-name="Source_20_Text"/></text:p>
      <text:p text:style-name="LO-normal"><text:span text:style-name="Source_20_Text"><text:span text:style-name="T54">void</text:span></text:span><text:span text:style-name="T54"> </text:span><text:span text:style-name="Source_20_Text"><text:span text:style-name="T54">re</text:span></text:span><text:span text:style-name="Source_20_Text"><text:span text:style-name="T57">v</text:span></text:span><text:span text:style-name="Source_20_Text"><text:span text:style-name="T54">e</text:span></text:span><text:span text:style-name="Source_20_Text"><text:span text:style-name="T57">r</text:span></text:span><text:span text:style-name="Source_20_Text"><text:span text:style-name="T54">seArray(int</text:span></text:span><text:span text:style-name="T54"> </text:span><text:span text:style-name="Source_20_Text"><text:span text:style-name="T54">arr[], int</text:span></text:span><text:span text:style-name="T54"> </text:span><text:span text:style-name="Source_20_Text"><text:span text:style-name="T54">start, int</text:span></text:span><text:span text:style-name="T54"> </text:span><text:span text:style-name="Source_20_Text"><text:span text:style-name="T54">end)</text:span></text:span></text:p>
      <text:p text:style-name="LO-normal"><text:span text:style-name="Source_20_Text">{</text:span></text:p>
      <text:p text:style-name="LO-normal"><text:span text:style-name="Source_20_Text"><text:span text:style-name="T54"><text:s text:c="4"/>while</text:span></text:span><text:span text:style-name="T54"> </text:span><text:span text:style-name="Source_20_Text"><text:span text:style-name="T54">(start &lt; end)</text:span></text:span></text:p>
      <text:p text:style-name="LO-normal"><text:span text:style-name="Source_20_Text"><text:s text:c="4"/>{</text:span></text:p>
      <text:p text:style-name="LO-normal"><text:span text:style-name="Source_20_Text"><text:span text:style-name="T54"><text:s text:c="8"/>int</text:span></text:span><text:span text:style-name="T54"> </text:span><text:span text:style-name="Source_20_Text"><text:span text:style-name="T54">temp = arr[start]; </text:span></text:span></text:p>
      <text:p text:style-name="LO-normal"><text:span text:style-name="Source_20_Text"><text:s text:c="8"/>arr[start] = arr[end];</text:span></text:p>
      <text:p text:style-name="LO-normal"><text:span text:style-name="Source_20_Text"><text:s text:c="8"/>arr[end] = temp;</text:span></text:p>
      <text:p text:style-name="LO-normal"><text:span text:style-name="Source_20_Text"><text:s text:c="8"/>start++;</text:span></text:p>
      <text:p text:style-name="LO-normal"><text:span text:style-name="Source_20_Text"><text:s text:c="8"/>end--;</text:span></text:p>
      <text:p text:style-name="LO-normal"><text:span text:style-name="Source_20_Text"><text:s text:c="4"/>} </text:span></text:p>
      <text:p text:style-name="LO-normal"><text:span text:style-name="Source_20_Text">}</text:span></text:p>
      <text:p text:style-name="LO-normal"><text:span text:style-name="Source_20_Text"/></text:p>
      <text:p text:style-name="LO-normal"><text:span text:style-name="Source_20_Text"><text:span text:style-name="T54">void</text:span></text:span><text:span text:style-name="T54"> </text:span><text:span text:style-name="Source_20_Text"><text:span text:style-name="T54">printArray(int</text:span></text:span><text:span text:style-name="T54"> </text:span><text:span text:style-name="Source_20_Text"><text:span text:style-name="T54">arr[], int</text:span></text:span><text:span text:style-name="T54"> </text:span><text:span text:style-name="Source_20_Text"><text:span text:style-name="T54">size)</text:span></text:span></text:p>
      <text:p text:style-name="LO-normal"><text:span text:style-name="Source_20_Text">{</text:span></text:p>
      <text:p text:style-name="LO-normal"><text:span text:style-name="Source_20_Text"><text:span text:style-name="T54"><text:s text:c="4"/>for</text:span></text:span><text:span text:style-name="T54"> </text:span><text:span text:style-name="Source_20_Text"><text:span text:style-name="T54">(int</text:span></text:span><text:span text:style-name="T54"> </text:span><text:span text:style-name="Source_20_Text"><text:span text:style-name="T54">i = 0; i &lt; size; i++)</text:span></text:span></text:p>
      <text:p text:style-name="LO-normal"><text:span text:style-name="Source_20_Text"><text:s text:c="4"/>cout &lt;&lt; arr[i] &lt;&lt; " ";</text:span></text:p>
      <text:p text:style-name="LO-normal"/>
      <text:p text:style-name="LO-normal"><text:span text:style-name="Source_20_Text"><text:s text:c="4"/>cout &lt;&lt; endl;</text:span></text:p>
      <text:p text:style-name="LO-normal"><text:span text:style-name="Source_20_Text">} </text:span></text:p>
      <text:p text:style-name="LO-normal"/>
      <text:p text:style-name="LO-normal"><text:span text:style-name="Source_20_Text"/></text:p>
      <text:p text:style-name="LO-normal"><text:span text:style-name="Source_20_Text"><text:span text:style-name="T54">int</text:span></text:span><text:span text:style-name="T54"> </text:span><text:span text:style-name="Source_20_Text"><text:span text:style-name="T54">main() </text:span></text:span></text:p>
      <text:p text:style-name="LO-normal"><text:span text:style-name="Source_20_Text">{</text:span></text:p>
      <text:p text:style-name="LO-normal"><text:span text:style-name="Source_20_Text"><text:span text:style-name="T54"><text:s text:c="4"/>int</text:span></text:span><text:span text:style-name="T54"> </text:span><text:span text:style-name="Source_20_Text"><text:span text:style-name="T54">arr[] = {1, 2, 3, 4, 5, 6};</text:span></text:span></text:p>
      <text:p text:style-name="P27"/>
      <text:p text:style-name="LO-normal"><text:span text:style-name="Source_20_Text"><text:span text:style-name="T54"><text:s text:c="4"/>int</text:span></text:span><text:span text:style-name="T54"> </text:span><text:span text:style-name="Source_20_Text"><text:span text:style-name="T54">n = sizeof(arr) / sizeof(arr[0]); </text:span></text:span></text:p>
      <text:p text:style-name="LO-normal"/>
      <text:p text:style-name="LO-normal"><text:span text:style-name="Source_20_Text"><text:s text:c="4"/>printArray(arr, n);</text:span></text:p>
      <text:p text:style-name="LO-normal"><text:span text:style-name="Source_20_Text"><text:s text:c="4"/>rvereseArray(arr, 0, n-1);</text:span></text:p>
      <text:p text:style-name="P27"/>
      <text:p text:style-name="LO-normal"><text:span text:style-name="Source_20_Text"><text:span text:style-name="T54"><text:s text:c="4"/>cout &lt;&lt; "Reversed array is"</text:span></text:span><text:span text:style-name="T54"> </text:span><text:span text:style-name="Source_20_Text"><text:span text:style-name="T54">&lt;&lt; endl;</text:span></text:span></text:p>
      <text:p text:style-name="LO-normal"><text:span text:style-name="Source_20_Text"><text:s text:c="4"/>printArray(arr, n);</text:span></text:p>
      <text:p text:style-name="P27"/>
      <text:p text:style-name="LO-normal"><text:span text:style-name="Source_20_Text"><text:span text:style-name="T54"><text:s text:c="4"/>return</text:span></text:span><text:span text:style-name="T54"> </text:span><text:span text:style-name="Source_20_Text"><text:span text:style-name="T54">0;</text:span></text:span></text:p>
      <text:p text:style-name="LO-normal"><text:span text:style-name="Source_20_Text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Courie New" svg:font-family="'Courie New'"/>
    <style:font-face style:name="Lohit Devanagari" svg:font-family="'Lohit Devanagari'"/>
    <style:font-face style:name="Times New Roman2" svg:font-family="'Times New Roman'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imes New Roman3" svg:font-family="'Times New Roman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color="#00000a" fo:font-size="12pt" style:font-size-asian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cm" loext:contextual-spacing="false" fo:keep-together="always" fo:orphans="0" fo:widows="0"/>
      <style:text-properties style:font-name="Times New Roman3" fo:font-family="'Times New Roman'" style:font-family-generic="swiss" style:font-pitch="variable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635cm" fo:margin-bottom="0.141cm" loext:contextual-spacing="false" fo:keep-together="always" fo:orphans="0" fo:widows="0"/>
      <style:text-properties style:font-name="Times New Roman3" fo:font-family="'Times New Roman'" style:font-family-generic="swiss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353cm" fo:margin-bottom="0cm" loext:contextual-spacing="false" fo:keep-together="always" fo:orphans="0" fo:widows="0"/>
      <style:text-properties fo:color="#5b9bd5" style:font-name="Calibri" fo:font-family="Calibri" style:font-family-generic="swiss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071cm" fo:margin-bottom="0cm" loext:contextual-spacing="false" fo:keep-together="always" fo:orphans="0" fo:widows="0"/>
      <style:text-properties fo:color="#2e75b5" style:font-name="Calibri" fo:font-family="Calibri" style:font-family-generic="swiss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353cm" fo:margin-bottom="0cm" loext:contextual-spacing="false" fo:keep-together="always" fo:orphans="0" fo:widows="0"/>
      <style:text-properties fo:color="#1e4d78" style:font-name="Calibri" fo:font-family="Calibri" style:font-family-generic="swiss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353cm" fo:margin-bottom="0.071cm" loext:contextual-spacing="false" fo:keep-together="always" fo:orphans="0" fo:widows="0"/>
      <style:text-properties style:font-name="Times New Roman3" fo:font-family="'Times New Roman'" style:font-family-generic="swiss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a" fo:font-size="12pt" style:font-size-asian="12pt"/>
    </style:style>
    <style:style style:name="Title" style:family="paragraph" style:parent-style-name="LO-normal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499cm" style:type="right"/>
        </style:tab-stops>
      </style:paragraph-properties>
      <style:text-properties fo:font-size="14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 fo:font-weight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 style:font-size-asian="14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style:font-size-asian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 style:font-size-asian="14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style:font-size-asian="14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 style:font-size-asian="14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14pt" style:text-underline-style="none" style:font-size-asian="14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 style:font-size-asian="14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 style:font-size-asian="14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ListLabel_20_82" style:display-name="ListLabel 82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4pt" style:text-underline-style="none" style:font-size-asian="14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fo:font-size="14pt" style:text-underline-style="none" style:font-size-asian="14pt"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6" style:display-name="ListLabel 1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58" style:display-name="ListLabel 15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9" style:display-name="ListLabel 1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61" style:display-name="ListLabel 16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2" style:display-name="ListLabel 1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63" style:display-name="ListLabel 163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5" style:display-name="ListLabel 16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68" style:display-name="ListLabel 16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71" style:display-name="ListLabel 17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74" style:display-name="ListLabel 17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77" style:display-name="ListLabel 1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0" style:display-name="ListLabel 18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fo:font-size="14pt" style:text-underline-style="none" style:font-size-asian="14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92" style:display-name="ListLabel 1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95" style:display-name="ListLabel 1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98" style:display-name="ListLabel 19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1" style:display-name="ListLabel 20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4" style:display-name="ListLabel 20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7" style:display-name="ListLabel 20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fo:font-size="14pt" style:text-underline-style="none" style:font-size-asian="14pt" style:font-name-complex="OpenSymbol1" style:font-family-complex="OpenSymbol" style:font-family-generic-complex="system" style:font-pitch-complex="variable"/>
    </style:style>
    <style:style style:name="ListLabel_20_209" style:display-name="ListLabel 2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2" style:display-name="ListLabel 2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5" style:display-name="ListLabel 2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9" style:display-name="ListLabel 2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2" style:display-name="ListLabel 2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5" style:display-name="ListLabel 2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8" style:display-name="ListLabel 2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0" style:display-name="ListLabel 2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3" style:display-name="ListLabel 2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6" style:display-name="ListLabel 2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9" style:display-name="ListLabel 2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51" style:display-name="ListLabel 25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52" style:display-name="ListLabel 2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55" style:display-name="ListLabel 2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6" style:display-name="ListLabel 25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58" style:display-name="ListLabel 2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9" style:display-name="ListLabel 25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61" style:display-name="ListLabel 2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2" style:display-name="ListLabel 262" style:family="text">
      <style:text-properties fo:font-size="14pt" style:text-underline-style="none" style:font-size-asian="14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3" style:display-name="ListLabel 27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4" style:display-name="ListLabel 27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6" style:display-name="ListLabel 27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7" style:display-name="ListLabel 27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9" style:display-name="ListLabel 27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0" style:display-name="ListLabel 280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81" style:display-name="ListLabel 28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82" style:display-name="ListLabel 28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84" style:display-name="ListLabel 28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85" style:display-name="ListLabel 28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87" style:display-name="ListLabel 28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88" style:display-name="ListLabel 28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fo:font-size="14pt" style:text-underline-style="none" style:font-size-asian="14pt" style:font-name-complex="OpenSymbol1" style:font-family-complex="OpenSymbol" style:font-family-generic-complex="system" style:font-pitch-complex="variable"/>
    </style:style>
    <style:style style:name="ListLabel_20_290" style:display-name="ListLabel 2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1" style:display-name="ListLabel 29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2" style:display-name="ListLabel 29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3" style:display-name="ListLabel 2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4" style:display-name="ListLabel 29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5" style:display-name="ListLabel 29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6" style:display-name="ListLabel 2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7" style:display-name="ListLabel 29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8" style:display-name="ListLabel 298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0" style:display-name="ListLabel 30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1" style:display-name="ListLabel 30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3" style:display-name="ListLabel 30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4" style:display-name="ListLabel 30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6" style:display-name="ListLabel 30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7" style:display-name="ListLabel 307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08" style:display-name="ListLabel 30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9" style:display-name="ListLabel 30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11" style:display-name="ListLabel 3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12" style:display-name="ListLabel 3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14" style:display-name="ListLabel 3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15" style:display-name="ListLabel 3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18" style:display-name="ListLabel 3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21" style:display-name="ListLabel 3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24" style:display-name="ListLabel 3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27" style:display-name="ListLabel 3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0" style:display-name="ListLabel 3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3" style:display-name="ListLabel 3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4" style:display-name="ListLabel 334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6" style:display-name="ListLabel 3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fo:font-size="14pt" style:text-underline-style="none" style:font-size-asian="14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54" style:display-name="ListLabel 3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5" style:display-name="ListLabel 35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57" style:display-name="ListLabel 3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8" style:display-name="ListLabel 35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0" style:display-name="ListLabel 3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1" style:display-name="ListLabel 361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62" style:display-name="ListLabel 36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3" style:display-name="ListLabel 3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65" style:display-name="ListLabel 36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6" style:display-name="ListLabel 3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68" style:display-name="ListLabel 36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9" style:display-name="ListLabel 36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fo:font-size="14pt" style:text-underline-style="none" style:font-size-asian="14pt" style:font-name-complex="OpenSymbol1" style:font-family-complex="OpenSymbol" style:font-family-generic-complex="system" style:font-pitch-complex="variable"/>
    </style:style>
    <style:style style:name="ListLabel_20_371" style:display-name="ListLabel 37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2" style:display-name="ListLabel 37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3" style:display-name="ListLabel 37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4" style:display-name="ListLabel 37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5" style:display-name="ListLabel 37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6" style:display-name="ListLabel 37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7" style:display-name="ListLabel 37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8" style:display-name="ListLabel 3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9" style:display-name="ListLabel 379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80" style:display-name="ListLabel 38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81" style:display-name="ListLabel 3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83" style:display-name="ListLabel 38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84" style:display-name="ListLabel 3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86" style:display-name="ListLabel 38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87" style:display-name="ListLabel 3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8" style:display-name="ListLabel 388" style:family="text">
      <style:text-properties fo:font-size="14pt" style:text-underline-style="none" style:font-size-asian="14pt" style:font-name-complex="Wingdings1" style:font-family-complex="Wingdings" style:font-family-generic-complex="system" style:font-pitch-complex="variable"/>
    </style:style>
    <style:style style:name="ListLabel_20_389" style:display-name="ListLabel 38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0" style:display-name="ListLabel 3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1" style:display-name="ListLabel 39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92" style:display-name="ListLabel 39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3" style:display-name="ListLabel 3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95" style:display-name="ListLabel 39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6" style:display-name="ListLabel 396" style:family="text">
      <style:text-properties style:text-underline-style="non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25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326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ListLabel_20_327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ListLabel_20_328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ListLabel_20_329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ListLabel_20_330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7" text:style-name="ListLabel_20_331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ListLabel_20_332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ListLabel_20_333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34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335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ListLabel_20_336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ListLabel_20_337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ListLabel_20_338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ListLabel_20_339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7" text:style-name="ListLabel_20_340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ListLabel_20_341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ListLabel_20_342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4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46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9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52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53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54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55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356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357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58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359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360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61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62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6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64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365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36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67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368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36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371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ListLabel_20_372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73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ListLabel_20_374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ListLabel_20_375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76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8" text:style-name="ListLabel_20_377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"/>
      </text:list-level-style-bullet>
      <text:list-level-style-bullet text:level="9" text:style-name="ListLabel_20_378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9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380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ListLabel_20_381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ListLabel_20_382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ListLabel_20_383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ListLabel_20_384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7" text:style-name="ListLabel_20_385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ListLabel_20_386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ListLabel_20_387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88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389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 2"/>
      </text:list-level-style-bullet>
      <text:list-level-style-bullet text:level="3" text:style-name="ListLabel_20_390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ListLabel_20_391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5" text:style-name="ListLabel_20_392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 2"/>
      </text:list-level-style-bullet>
      <text:list-level-style-bullet text:level="6" text:style-name="ListLabel_20_393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bullet text:level="7" text:style-name="ListLabel_20_394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8" text:style-name="ListLabel_20_395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 2"/>
      </text:list-level-style-bullet>
      <text:list-level-style-bullet text:level="9" text:style-name="ListLabel_20_396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8</meta:editing-cycles>
    <meta:creation-date>2019-02-08T03:14:00</meta:creation-date>
    <dc:date>2021-02-02T16:13:22.232966750</dc:date>
    <dc:language>en-US</dc:language>
    <meta:editing-duration>PT1H2M26S</meta:editing-duration>
    <meta:generator>LibreOffice/6.4.6.2$Linux_X86_64 LibreOffice_project/40$Build-2</meta:generator>
    <meta:document-statistic meta:table-count="0" meta:image-count="0" meta:object-count="0" meta:page-count="10" meta:paragraph-count="153" meta:word-count="959" meta:character-count="6649" meta:non-whitespace-character-count="52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